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0565E235C563C0E7DC.png" manifest:media-type="image/png"/>
  <manifest:file-entry manifest:full-path="Pictures/10000000000002800000013376BE682B690E96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fba"/>
    </style:style>
    <style:style style:name="T1" style:family="text">
      <style:text-properties officeooo:rsid="00146fba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y="0.452in" svg:width="6.6665in" svg:height="3.198in" draw:z-index="1"><draw:image xlink:href="Pictures/10000000000002800000013376BE682B690E9642.png" xlink:type="simple" xlink:show="embed" xlink:actuate="onLoad" loext:mime-type="image/png"/></draw:frame>卷积操作（进行翻转）</text:p>
      <text:p text:style-name="P1"><draw:frame draw:style-name="fr1" draw:name="Image2" text:anchor-type="as-char" svg:y="0.25in" svg:width="6.6665in" svg:height="2.7189in" draw:z-index="0"><draw:image xlink:href="Pictures/10000000000002800000010565E235C563C0E7DC.png" xlink:type="simple" xlink:show="embed" xlink:actuate="onLoad" loext:mime-type="image/png"/></draw:frame>互相关操作（不进行翻转）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5:21:27.966484844</meta:creation-date>
    <dc:date>2020-12-24T15:31:28.453854126</dc:date>
    <meta:editing-duration>PT10M1S</meta:editing-duration>
    <meta:editing-cycles>1</meta:editing-cycles>
    <meta:document-statistic meta:table-count="0" meta:image-count="2" meta:object-count="0" meta:page-count="1" meta:paragraph-count="2" meta:word-count="22" meta:character-count="22" meta:non-whitespace-character-count="22"/>
    <meta:generator>LibreOffice/6.0.7.3$Linux_X86_64 LibreOffice_project/00m0$Build-3</meta:generator>
  </office:meta>
</office:document-meta>
</file>